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189in" fo:widows="1"/>
      <style:text-properties fo:font-variant="normal" fo:text-transform="none" fo:color="#333333" style:font-name="OpenSans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189in" fo:widows="1" fo:text-indent="0in" style:auto-text-indent="false"/>
      <style:text-properties fo:font-variant="normal" fo:text-transform="none" fo:color="#333333" style:font-name="OpenSans" fo:font-size="10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 style:line-height-at-least="0.2189in" fo:widows="1"/>
      <style:text-properties fo:font-variant="normal" fo:text-transform="none" fo:color="#333333" style:font-name="OpenSans" fo:font-size="10.5pt" fo:letter-spacing="normal" fo:font-style="normal" fo:font-weight="normal" officeooo:paragraph-rsid="000452f7"/>
    </style:style>
    <style:style style:name="P4" style:family="paragraph" style:parent-style-name="Text_20_body">
      <style:paragraph-properties style:line-height-at-least="0.2189in" fo:widows="1"/>
      <style:text-properties fo:font-variant="normal" fo:text-transform="none" fo:color="#333333" style:font-name="OpenSans" fo:font-size="10.5pt" fo:letter-spacing="normal" fo:font-style="normal" fo:font-weight="normal" officeooo:paragraph-rsid="00061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py and paste the code showing the implementation of the getLeaders and the getLeader functions in services.js in the text box below</text:p>
      <text:p text:style-name="P1">return { getLeaders: function () { return leadership; }, getLeader: function (index) { return leadership[index]; } };</text:p>
      <text:p text:style-name="P2">Copy and paste the code for the getPromotion function in the text box below:</text:p>
      <text:p text:style-name="P1">this.getPromotion = function(){ return promotions[0]; }</text:p>
      <text:p text:style-name="P2">Copy and paste the code for the IndexController function in the text box below:</text:p>
      <text:p text:style-name="P4">.controller('IndexController', ['$scope', 'menuFactory', 'corporateFactory', function($scope, menuFactory,corporateFactory) { </text:p>
      <text:p text:style-name="P4">$scope.promotion = menuFactory.getPromotion(); </text:p>
      <text:p text:style-name="P4">$scope.dish = menuFactory.getDish(0); </text:p>
      <text:p text:style-name="P4">$scope.chef = corporateFactory.getLeader(3); }])</text:p>
      <text:p text:style-name="P2">Copy and paste the code for the AboutController function in the text box below:</text:p>
      <text:p text:style-name="P1">.controller('AboutController', ['$scope', 'corporateFactory', function($scope, corporateFactory) { $scope.chefs = corporateFactory.getLeaders(); }])</text:p>
      <text:p text:style-name="P2">Copy and paste the code from aboutus.html that constructs the information for the corporate leaders, in the text box below:</text:p>
      <text:p text:style-name="P1">&lt;div class="row row-content" ng-controller="AboutController"&gt; &lt;div class="col-xs-12 col-sm-9"&gt; &lt;h2&gt;Corporate Leadership&lt;/h2&gt; &lt;ul class="media-list"&gt; &lt;li class="media" ng-repeat="chef in chefs"&gt; &lt;div class="media-left media-middle"&gt; &lt;img class="media-object img-thumbnail" ng-src={{chef.image}} alt="Chef"&gt; &lt;/div&gt; &lt;div class="media-body"&gt; &lt;h2 class="media-heading"&gt;{{chef.name}} &lt;span &gt;&lt;small&gt; {{chef.designation}}&lt;/small&gt;&lt;/span&gt;&lt;/h2&gt; &lt;p&gt;{{chef.description}}&lt;/p&gt; &lt;/div&gt; &lt;/li&gt; &lt;/ul&gt; &lt;/div&gt; &lt;div class="col-xs-12 col-sm-3"&gt; &lt;p style="padding:20px;"&gt;&lt;/p&gt; &lt;/div&gt; &lt;/div&gt;</text:p>
      <text:p text:style-name="P2">Copy and paste the code (the media objects) from home.html that constructs the information for the featured dish, featured promotion and executive chef , in the text box below:</text:p>
      <text:p text:style-name="P3">&lt;div class="row row-content"&gt; &lt;div class="col-xs-12 col-sm-3 col-sm-push-9"&gt; &lt;p style="padding:20px;"&gt;&lt;/p&gt; &lt;h3 align=center&gt;Our Lipsmacking Culinary Creations&lt;/h3&gt; &lt;/div&gt; &lt;div class="col-xs-12 col-sm-9 col-sm-pull-3"&gt; &lt;div class="media-left media-middle"&gt; &lt;img class="media-object img-thumbnail" ng-src={{dish.image}} alt="{{dish.name}}"&gt; &lt;/div&gt; </text:p>
      <text:p text:style-name="P3"/>
      <text:p text:style-name="P3">&lt;div class="media-body"&gt; &lt;h2 class="media-heading"&gt;{{dish.name}} &lt;span class="label label-danger"&gt;{{dish.label}}&lt;/span&gt; &lt;span class="badge"&gt;{{dish.price | currency}}&lt;/span&gt;&lt;/h2&gt; &lt;p&gt;{{dish.description}}&lt;/p&gt; &lt;/div&gt; &lt;/div&gt; &lt;/div&gt; </text:p>
      <text:p text:style-name="P3"/>
      <text:p text:style-name="P3">&lt;div class="row row-content"&gt; &lt;div class="col-xs-12 col-sm-3"&gt; &lt;p style="padding:20px;"&gt;&lt;/p&gt; &lt;h3 align=center&gt;This Month's Promotions&lt;/h3&gt; &lt;/div&gt; &lt;div class="col-xs-12 col-sm-9"&gt; &lt;div class="media-body"&gt; &lt;h2 class="media-heading"&gt;{{promotion.name}} &lt;span class="label label-<text:soft-page-break/>danger"&gt;{{promotion.label}}&lt;/span&gt; &lt;span class="badge"&gt;{{promotion.price | currency}}&lt;/span&gt;&lt;/h2&gt; &lt;p&gt;{{promotion.description}}&lt;/p&gt; &lt;/div&gt; </text:p>
      <text:p text:style-name="P3"/>
      <text:p text:style-name="P3">&lt;div class="media-left media-middle"&gt; &lt;img class="media-object img-thumbnail" ng-src={{promotion.image}} alt="{{promotion.name}}"&gt; &lt;/div&gt; &lt;/div&gt; &lt;/div&gt; </text:p>
      <text:p text:style-name="P3"/>
      <text:p text:style-name="P3">&lt;div class="row row-content" ng-controller="AboutController"&gt; &lt;div class="col-xs-12 col-sm-3 col-sm-push-9"&gt; &lt;p style="padding:20px;"&gt;&lt;/p&gt; &lt;h3 align=center&gt;Meet our Culinary Specialists&lt;/h3&gt; &lt;/div&gt; &lt;div class="col-xs-12 col-sm-9 col-sm-pull-3"&gt; </text:p>
      <text:p text:style-name="P3"/>
      <text:p text:style-name="P3">&lt;div class="media-left media-middle"&gt; &lt;img class="media-object img-thumbnail" ng-src={{chef.image}} alt="{{chef.name}}"&gt; &lt;/div&gt; &lt;div class="media-body"&gt; &lt;h2 class="media-heading"&gt;{{chef.name}}&lt;/h2&gt; &lt;p&gt;{{chef.description}}&lt;/p&gt; &lt;/div&gt; &lt;/div&gt; &lt;/div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9:24:27.859414025</meta:creation-date>
    <dc:date>2016-06-21T21:50:48.998388451</dc:date>
    <meta:editing-duration>PT54M55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2" meta:paragraph-count="20" meta:word-count="327" meta:character-count="3437" meta:non-whitespace-character-count="3122"/>
  </office:meta>
</office:document-meta>
</file>